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5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gtraffic on dan off" table:style-name="ta1">
        <table:shapes>
          <draw:frame draw:z-index="0" draw:style-name="gr1" draw:text-style-name="P1" svg:width="454.17pt" svg:height="254.52pt" svg:x="5.47pt" svg:y="233.4pt">
            <draw:object draw:notify-on-update-of-ranges="'bgtraffic on dan off'.B4:'bgtraffic on dan off'.B4 'bgtraffic on dan off'.I4:'bgtraffic on dan off'.I4  'bgtraffic on dan off'.B5:'bgtraffic on dan off'.B5 'bgtraffic on dan off'.I5:'bgtraffic on dan off'.I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3pt" svg:height="254.55pt" svg:x="474.46pt" svg:y="232.64pt">
            <draw:object draw:notify-on-update-of-ranges="'bgtraffic on dan off'.C4:'bgtraffic on dan off'.C4 'bgtraffic on dan off'.J4:'bgtraffic on dan off'.J4  'bgtraffic on dan off'.C5:'bgtraffic on dan off'.C5 'bgtraffic on dan off'.J5:'bgtraffic on dan off'.J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4.2pt" svg:height="255.29pt" svg:x="13.27pt" svg:y="541.56pt">
            <draw:object draw:notify-on-update-of-ranges="'bgtraffic on dan off'.B11:'bgtraffic on dan off'.B11 'bgtraffic on dan off'.I11:'bgtraffic on dan off'.I11  'bgtraffic on dan off'.B12:'bgtraffic on dan off'.B12 'bgtraffic on dan off'.I12:'bgtraffic on dan off'.I12 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41.69pt" svg:height="267.76pt" svg:x="497.11pt" svg:y="539.29pt">
            <draw:object draw:notify-on-update-of-ranges="'bgtraffic on dan off'.C11:'bgtraffic on dan off'.C11 'bgtraffic on dan off'.J11:'bgtraffic on dan off'.J11  'bgtraffic on dan off'.C12:'bgtraffic on dan off'.C12 'bgtraffic on dan off'.J12:'bgtraffic on dan off'.J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10"/>
        <table:table-row table:style-name="ro1">
          <table:table-cell table:style-name="ce1" office:value-type="string" calcext:value-type="string">
            <text:p>Background traffic on dengan multiple flow untuk satu replikasi</text:p>
          </table:table-cell>
          <table:table-cell table:style-name="ce6" table:number-columns-repeated="3"/>
          <table:table-cell table:style-name="ce9"/>
          <table:table-cell table:number-columns-repeated="2"/>
          <table:table-cell table:style-name="ce1" office:value-type="string" calcext:value-type="string">
            <text:p>Background traffic off dengan multiple flow untuk satu replikasi</text:p>
          </table:table-cell>
          <table:table-cell table:style-name="ce6" table:number-columns-repeated="3"/>
          <table:table-cell table:style-name="ce9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 table:number-columns-spanned="3" table:number-rows-spanned="1">
            <text:p>G711</text:p>
          </table:table-cell>
          <table:covered-table-cell table:number-columns-repeated="2"/>
          <table:table-cell table:number-columns-repeated="4"/>
          <table:table-cell table:style-name="ce3" office:value-type="string" calcext:value-type="string" table:number-columns-spanned="3" table:number-rows-spanned="1">
            <text:p>G71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node</text:p>
          </table:table-cell>
          <table:table-cell table:style-name="ce7" office:value-type="string" calcext:value-type="string">
            <text:p>AOMDV g711 bgtf on</text:p>
          </table:table-cell>
          <table:table-cell table:style-name="ce7" office:value-type="string" calcext:value-type="string">
            <text:p>PA_AOMDV g711 bgtf on</text:p>
          </table:table-cell>
          <table:table-cell table:number-columns-repeated="4"/>
          <table:table-cell table:style-name="ce4" office:value-type="string" calcext:value-type="string">
            <text:p>node</text:p>
          </table:table-cell>
          <table:table-cell table:style-name="ce7" office:value-type="string" calcext:value-type="string">
            <text:p>AOMDV g711 bgtf off</text:p>
          </table:table-cell>
          <table:table-cell table:style-name="ce7" office:value-type="string" calcext:value-type="string">
            <text:p>PA_AOMDV g711 bgtf o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6207427903414" calcext:value-type="float">
            <text:p>3.86207427903414</text:p>
          </table:table-cell>
          <table:table-cell office:value-type="float" office:value="3.75678044611497" calcext:value-type="float">
            <text:p>3.75678044611497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3.98987929603377" calcext:value-type="float">
            <text:p>3.98987929603377</text:p>
          </table:table-cell>
          <table:table-cell office:value-type="float" office:value="3.90617650823523" calcext:value-type="float">
            <text:p>3.90617650823523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3" office:value-type="string" calcext:value-type="string" table:number-columns-spanned="3" table:number-rows-spanned="1">
            <text:p>G723.1</text:p>
          </table:table-cell>
          <table:covered-table-cell table:number-columns-repeated="2"/>
          <table:table-cell table:number-columns-repeated="4"/>
          <table:table-cell table:style-name="ce3" office:value-type="string" calcext:value-type="string" table:number-columns-spanned="3" table:number-rows-spanned="1">
            <text:p>G723.1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node</text:p>
          </table:table-cell>
          <table:table-cell table:style-name="ce7" office:value-type="string" calcext:value-type="string">
            <text:p>AOMDV g723,1 bgtf on</text:p>
          </table:table-cell>
          <table:table-cell table:style-name="ce7" office:value-type="string" calcext:value-type="string">
            <text:p>PA_AOMDV g723.1 bgtf on</text:p>
          </table:table-cell>
          <table:table-cell table:number-columns-repeated="4"/>
          <table:table-cell table:style-name="ce4" office:value-type="string" calcext:value-type="string">
            <text:p>node</text:p>
          </table:table-cell>
          <table:table-cell table:style-name="ce7" office:value-type="string" calcext:value-type="string">
            <text:p>AOMDV g723,1 bgtf off</text:p>
          </table:table-cell>
          <table:table-cell table:style-name="ce7" office:value-type="string" calcext:value-type="string">
            <text:p>PA_AOMDV g723.1 bgtf off</text:p>
          </table:table-cell>
          <table:table-cell table:number-columns-repeated="2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8" office:value-type="float" office:value="3.92097328766745" calcext:value-type="float">
            <text:p>3.92097328766745</text:p>
          </table:table-cell>
          <table:table-cell table:style-name="ce8" office:value-type="float" office:value="3.88622453190239" calcext:value-type="float">
            <text:p>3.88622453190239</text:p>
          </table:table-cell>
          <table:table-cell table:style-name="ce8"/>
          <table:table-cell table:style-name="ce11"/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8" office:value-type="float" office:value="3.82359461060484" calcext:value-type="float">
            <text:p>3.82359461060484</text:p>
          </table:table-cell>
          <table:table-cell table:style-name="ce8" office:value-type="float" office:value="3.88729914177716" calcext:value-type="float">
            <text:p>3.88729914177716</text:p>
          </table:table-cell>
          <table:table-cell table:style-name="ce8"/>
          <table:table-cell table:style-name="ce11"/>
        </table:table-row>
      </table:table>
      <table:table table:name="perbandingan antar protokol bgtraffic on" table:style-name="ta1">
        <table:shapes>
          <draw:frame draw:z-index="0" draw:style-name="gr1" draw:text-style-name="P1" svg:width="453.51pt" svg:height="255.09pt" svg:x="402.35pt" svg:y="8.14pt">
            <draw:object draw:notify-on-update-of-ranges="'perbandingan antar protokol bgtraffic on'.B4:'perbandingan antar protokol bgtraffic on'.C4 'perbandingan antar protokol bgtraffic on'.B5:'perbandingan antar protokol bgtraffic on'.C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17pt" svg:height="254.92pt" svg:x="399.46pt" svg:y="300.78pt">
            <draw:object draw:notify-on-update-of-ranges="'perbandingan antar protokol bgtraffic on'.B11:'perbandingan antar protokol bgtraffic on'.C11 'perbandingan antar protokol bgtraffic on'.B12:'perbandingan antar protokol bgtraffic on'.C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0"/>
        <table:table-row table:style-name="ro1">
          <table:table-cell table:style-name="ce1" office:value-type="string" calcext:value-type="string">
            <text:p>Background traffic on dengan multiple flow untuk satu replikasi</text:p>
          </table:table-cell>
          <table:table-cell table:style-name="ce6" table:number-columns-repeated="3"/>
          <table:table-cell table:style-name="ce9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G711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style-name="ce4" office:value-type="string" calcext:value-type="string">
            <text:p>node</text:p>
          </table:table-cell>
          <table:table-cell table:style-name="ce7" office:value-type="string" calcext:value-type="string">
            <text:p>AOMDV g711 bgtf on</text:p>
          </table:table-cell>
          <table:table-cell table:style-name="ce7" office:value-type="string" calcext:value-type="string">
            <text:p>PA_AOMDV g711 bgtf on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6207427903414" calcext:value-type="float">
            <text:p>3.86207427903414</text:p>
          </table:table-cell>
          <table:table-cell office:value-type="float" office:value="3.75678044611497" calcext:value-type="float">
            <text:p>3.75678044611497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G723.1</text:p>
          </table:table-cell>
          <table:covered-table-cell table:number-columns-repeated="2"/>
          <table:table-cell table:number-columns-repeated="2"/>
        </table:table-row>
        <table:table-row table:style-name="ro5">
          <table:table-cell table:style-name="ce4" office:value-type="string" calcext:value-type="string">
            <text:p>node</text:p>
          </table:table-cell>
          <table:table-cell table:style-name="ce7" office:value-type="string" calcext:value-type="string">
            <text:p>AOMDV g723,1 bgtf on</text:p>
          </table:table-cell>
          <table:table-cell table:style-name="ce7" office:value-type="string" calcext:value-type="string">
            <text:p>PA_AOMDV g723.1 bgtf on</text:p>
          </table:table-cell>
          <table:table-cell table:number-columns-repeated="2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8" office:value-type="float" office:value="3.92097328766745" calcext:value-type="float">
            <text:p>3.92097328766745</text:p>
          </table:table-cell>
          <table:table-cell table:style-name="ce8" office:value-type="float" office:value="3.88622453190239" calcext:value-type="float">
            <text:p>3.88622453190239</text:p>
          </table:table-cell>
          <table:table-cell table:style-name="ce8"/>
          <table:table-cell table:style-name="ce11"/>
        </table:table-row>
      </table:table>
      <table:table table:name="perbandingan antar protokol bgtraffic off" table:style-name="ta1">
        <table:shapes>
          <draw:frame draw:z-index="0" draw:style-name="gr1" draw:text-style-name="P1" svg:width="453.17pt" svg:height="254.95pt" svg:x="352.01pt" svg:y="7.46pt">
            <draw:object draw:notify-on-update-of-ranges="'perbandingan antar protokol bgtraffic off'.B4:'perbandingan antar protokol bgtraffic off'.C4 'perbandingan antar protokol bgtraffic off'.B5:'perbandingan antar protokol bgtraffic off'.C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53.15pt" svg:height="254.92pt" svg:x="361.3pt" svg:y="294.38pt">
            <draw:object draw:notify-on-update-of-ranges="'perbandingan antar protokol bgtraffic off'.B11:'perbandingan antar protokol bgtraffic off'.C11 'perbandingan antar protokol bgtraffic off'.B12:'perbandingan antar protokol bgtraffic off'.C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0"/>
        <table:table-row table:style-name="ro1">
          <table:table-cell table:style-name="ce1" office:value-type="string" calcext:value-type="string">
            <text:p>Background traffic off dengan multiple flow untuk satu replikasi</text:p>
          </table:table-cell>
          <table:table-cell table:style-name="ce6" table:number-columns-repeated="3"/>
          <table:table-cell table:style-name="ce9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G711</text:p>
          </table:table-cell>
          <table:covered-table-cell table:number-columns-repeated="2"/>
          <table:table-cell table:number-columns-repeated="2"/>
        </table:table-row>
        <table:table-row table:style-name="ro4">
          <table:table-cell table:style-name="ce4" office:value-type="string" calcext:value-type="string">
            <text:p>node</text:p>
          </table:table-cell>
          <table:table-cell table:style-name="ce7" office:value-type="string" calcext:value-type="string">
            <text:p>AOMDV g711 bgtf off</text:p>
          </table:table-cell>
          <table:table-cell table:style-name="ce7" office:value-type="string" calcext:value-type="string">
            <text:p>PA_AOMDV g711 bgtf o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98987929603377" calcext:value-type="float">
            <text:p>3.98987929603377</text:p>
          </table:table-cell>
          <table:table-cell office:value-type="float" office:value="3.90617650823523" calcext:value-type="float">
            <text:p>3.90617650823523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G723.1</text:p>
          </table:table-cell>
          <table:covered-table-cell table:number-columns-repeated="2"/>
          <table:table-cell table:number-columns-repeated="2"/>
        </table:table-row>
        <table:table-row table:style-name="ro5">
          <table:table-cell table:style-name="ce4" office:value-type="string" calcext:value-type="string">
            <text:p>node</text:p>
          </table:table-cell>
          <table:table-cell table:style-name="ce7" office:value-type="string" calcext:value-type="string">
            <text:p>AOMDV g723,1 bgtf off</text:p>
          </table:table-cell>
          <table:table-cell table:style-name="ce7" office:value-type="string" calcext:value-type="string">
            <text:p>PA_AOMDV g723.1 bgtf off</text:p>
          </table:table-cell>
          <table:table-cell table:number-columns-repeated="2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8" office:value-type="float" office:value="3.82359461060484" calcext:value-type="float">
            <text:p>3.82359461060484</text:p>
          </table:table-cell>
          <table:table-cell table:style-name="ce8" office:value-type="float" office:value="3.88729914177716" calcext:value-type="float">
            <text:p>3.88729914177716</text:p>
          </table:table-cell>
          <table:table-cell table:style-name="ce8"/>
          <table:table-cell table:style-name="ce11"/>
        </table:table-row>
      </table:table>
      <table:table table:name="perbandingan antar codec bgtraffiic on" table:style-name="ta1">
        <table:shapes>
          <draw:frame draw:z-index="0" draw:style-name="gr1" draw:text-style-name="P1" svg:width="453.51pt" svg:height="255.09pt" svg:x="514.86pt" svg:y="41.22pt">
            <draw:object draw:notify-on-update-of-ranges="'perbandingan antar codec bgtraffiic on'.G4:'perbandingan antar codec bgtraffiic on'.H4 'perbandingan antar codec bgtraffiic on'.G5:'perbandingan antar codec bgtraffiic on'.H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51pt" svg:height="255.09pt" svg:x="514.86pt" svg:y="382.03pt">
            <draw:object draw:notify-on-update-of-ranges="'perbandingan antar codec bgtraffiic on'.G27:'perbandingan antar codec bgtraffiic on'.H27 'perbandingan antar codec bgtraffiic on'.G28:'perbandingan antar codec bgtraffiic on'.H2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/>
          <table:table-cell table:style-name="ce6" table:number-columns-repeated="3"/>
          <table:table-cell table:style-name="ce9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/>
          <table:table-cell table:style-name="ce10"/>
          <table:table-cell table:number-columns-repeated="3"/>
        </table:table-row>
        <table:table-row table:style-name="ro6">
          <table:table-cell table:style-name="ce4"/>
          <table:table-cell table:style-name="ce7" table:number-columns-repeated="2"/>
          <table:table-cell/>
          <table:table-cell table:style-name="ce10"/>
          <table:table-cell table:style-name="ce4" office:value-type="string" calcext:value-type="string">
            <text:p>node</text:p>
          </table:table-cell>
          <table:table-cell table:style-name="ce7" office:value-type="string" calcext:value-type="string">
            <text:p>AOMDV g711 bgtf on</text:p>
          </table:table-cell>
          <table:table-cell table:style-name="ce7" office:value-type="string" calcext:value-type="string">
            <text:p>AOMDV g723,1 bgtf on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10"/>
          <table:table-cell table:style-name="ce2" office:value-type="float" office:value="25" calcext:value-type="float">
            <text:p>25</text:p>
          </table:table-cell>
          <table:table-cell office:value-type="float" office:value="3.86207427903414" calcext:value-type="float">
            <text:p>3.86207427903414</text:p>
          </table:table-cell>
          <table:table-cell table:style-name="ce8" office:value-type="float" office:value="3.92097328766745" calcext:value-type="float">
            <text:p>3.92097328766745</text:p>
          </table:table-cell>
        </table:table-row>
        <table:table-row table:style-name="ro1" table:number-rows-repeated="4">
          <table:table-cell table:style-name="ce2"/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/>
          <table:table-cell table:style-name="ce10"/>
          <table:table-cell table:number-columns-repeated="3"/>
        </table:table-row>
        <table:table-row table:style-name="ro1">
          <table:table-cell table:style-name="ce4"/>
          <table:table-cell table:style-name="ce7" table:number-columns-repeated="2"/>
          <table:table-cell/>
          <table:table-cell table:style-name="ce10"/>
          <table:table-cell table:number-columns-repeated="3"/>
        </table:table-row>
        <table:table-row table:style-name="ro1">
          <table:table-cell table:style-name="ce5"/>
          <table:table-cell table:style-name="ce8" table:number-columns-repeated="3"/>
          <table:table-cell table:style-name="ce11"/>
          <table:table-cell table:number-columns-repeated="3"/>
        </table:table-row>
        <table:table-row table:style-name="ro1" table:number-rows-repeated="14">
          <table:table-cell table:number-columns-repeated="8"/>
        </table:table-row>
        <table:table-row table:style-name="ro6">
          <table:table-cell table:number-columns-repeated="5"/>
          <table:table-cell table:style-name="ce4" office:value-type="string" calcext:value-type="string">
            <text:p>node</text:p>
          </table:table-cell>
          <table:table-cell table:style-name="ce7" office:value-type="string" calcext:value-type="string">
            <text:p>PA_AOMDV g711 bgtf on</text:p>
          </table:table-cell>
          <table:table-cell table:style-name="ce7" office:value-type="string" calcext:value-type="string">
            <text:p>PA_AOMDV g723.1 bgtf on</text:p>
          </table:table-cell>
        </table:table-row>
        <table:table-row table:style-name="ro1">
          <table:table-cell table:number-columns-repeated="5"/>
          <table:table-cell table:style-name="ce5" office:value-type="float" office:value="25" calcext:value-type="float">
            <text:p>25</text:p>
          </table:table-cell>
          <table:table-cell office:value-type="float" office:value="3.75678044611497" calcext:value-type="float">
            <text:p>3.75678044611497</text:p>
          </table:table-cell>
          <table:table-cell table:style-name="ce8" office:value-type="float" office:value="3.88622453190239" calcext:value-type="float">
            <text:p>3.88622453190239</text:p>
          </table:table-cell>
        </table:table-row>
      </table:table>
      <table:table table:name="perbandingan antar codec bgtraffic off" table:style-name="ta1">
        <table:shapes>
          <draw:frame draw:z-index="0" draw:style-name="gr1" draw:text-style-name="P1" svg:width="453.51pt" svg:height="255.09pt" svg:x="514.86pt" svg:y="41.22pt">
            <draw:object draw:notify-on-update-of-ranges="'perbandingan antar codec bgtraffic off'.G4:'perbandingan antar codec bgtraffic off'.H4 'perbandingan antar codec bgtraffic off'.G5:'perbandingan antar codec bgtraffic off'.H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453.51pt" svg:height="255.09pt" svg:x="514.86pt" svg:y="433.22pt">
            <draw:object draw:notify-on-update-of-ranges="'perbandingan antar codec bgtraffic off'.G31:'perbandingan antar codec bgtraffic off'.H31 'perbandingan antar codec bgtraffic off'.G32:'perbandingan antar codec bgtraffic off'.H3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/>
          <table:table-cell table:style-name="ce6" table:number-columns-repeated="3"/>
          <table:table-cell table:style-name="ce9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/>
          <table:table-cell table:style-name="ce10"/>
          <table:table-cell table:number-columns-repeated="3"/>
        </table:table-row>
        <table:table-row table:style-name="ro6">
          <table:table-cell table:style-name="ce4"/>
          <table:table-cell table:style-name="ce7" table:number-columns-repeated="2"/>
          <table:table-cell/>
          <table:table-cell table:style-name="ce10"/>
          <table:table-cell table:style-name="ce4" office:value-type="string" calcext:value-type="string">
            <text:p>node</text:p>
          </table:table-cell>
          <table:table-cell table:style-name="ce7" office:value-type="string" calcext:value-type="string">
            <text:p>AOMDV g711 bgtf off</text:p>
          </table:table-cell>
          <table:table-cell table:style-name="ce7" office:value-type="string" calcext:value-type="string">
            <text:p>AOMDV g723,1 bgtf off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10"/>
          <table:table-cell table:style-name="ce2" office:value-type="float" office:value="25" calcext:value-type="float">
            <text:p>25</text:p>
          </table:table-cell>
          <table:table-cell office:value-type="float" office:value="3.98987929603377" calcext:value-type="float">
            <text:p>3.98987929603377</text:p>
          </table:table-cell>
          <table:table-cell table:style-name="ce8" office:value-type="float" office:value="3.82359461060484" calcext:value-type="float">
            <text:p>3.82359461060484</text:p>
          </table:table-cell>
        </table:table-row>
        <table:table-row table:style-name="ro1" table:number-rows-repeated="4">
          <table:table-cell table:style-name="ce2"/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/>
          <table:table-cell table:style-name="ce10"/>
          <table:table-cell table:number-columns-repeated="3"/>
        </table:table-row>
        <table:table-row table:style-name="ro1">
          <table:table-cell table:style-name="ce4"/>
          <table:table-cell table:style-name="ce7" table:number-columns-repeated="2"/>
          <table:table-cell/>
          <table:table-cell table:style-name="ce10"/>
          <table:table-cell table:number-columns-repeated="3"/>
        </table:table-row>
        <table:table-row table:style-name="ro1">
          <table:table-cell table:style-name="ce5"/>
          <table:table-cell table:style-name="ce8" table:number-columns-repeated="3"/>
          <table:table-cell table:style-name="ce11"/>
          <table:table-cell table:number-columns-repeated="3"/>
        </table:table-row>
        <table:table-row table:style-name="ro1" table:number-rows-repeated="18">
          <table:table-cell table:number-columns-repeated="8"/>
        </table:table-row>
        <table:table-row table:style-name="ro5">
          <table:table-cell table:number-columns-repeated="5"/>
          <table:table-cell table:style-name="ce4" office:value-type="string" calcext:value-type="string">
            <text:p>node</text:p>
          </table:table-cell>
          <table:table-cell table:style-name="ce7" office:value-type="string" calcext:value-type="string">
            <text:p>PA_AOMDV g711 bgtf off</text:p>
          </table:table-cell>
          <table:table-cell table:style-name="ce7" office:value-type="string" calcext:value-type="string">
            <text:p>PA_AOMDV g723.1 bgtf off</text:p>
          </table:table-cell>
        </table:table-row>
        <table:table-row table:style-name="ro1">
          <table:table-cell table:number-columns-repeated="5"/>
          <table:table-cell table:style-name="ce5" office:value-type="float" office:value="25" calcext:value-type="float">
            <text:p>25</text:p>
          </table:table-cell>
          <table:table-cell office:value-type="float" office:value="3.90617650823523" calcext:value-type="float">
            <text:p>3.90617650823523</text:p>
          </table:table-cell>
          <table:table-cell table:style-name="ce8" office:value-type="float" office:value="3.88729914177716" calcext:value-type="float">
            <text:p>3.88729914177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8:04:29.116771275</meta:creation-date>
    <dc:date>2020-04-25T09:15:16.620067120</dc:date>
    <meta:editing-duration>PT11M16S</meta:editing-duration>
    <meta:editing-cycles>2</meta:editing-cycles>
    <meta:generator>LibreOffice/6.0.7.3$Linux_X86_64 LibreOffice_project/00m0$Build-3</meta:generator>
    <meta:document-statistic meta:table-count="5" meta:cell-count="8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3cm" svg:height="8.98cm" xlink:href=".." xlink:type="simple" chart:class="chart:bar" chart:style-name="ch1">
        <chart:legend chart:legend-position="end" svg:x="11.696cm" svg:y="4.191cm" style:legend-expansion="high" chart:style-name="ch2"/>
        <chart:plot-area chart:style-name="ch3" table:cell-range-address="'bgtraffic on dan off'.B4:'bgtraffic on dan off'.B5 'bgtraffic on dan off'.I4:'bgtraffic on dan off'.I5" chart:data-source-has-labels="both" svg:x="0.32cm" svg:y="0.179cm" svg:width="11.056cm" svg:height="8.622cm">
          <chartooo:coordinate-region svg:x="1.232cm" svg:y="0.379cm" svg:width="10.144cm" svg:height="7.776cm"/>
          <chart:axis chart:dimension="x" chart:name="primary-x" chart:style-name="ch4" chartooo:axis-type="auto">
            <chartooo:date-scale/>
            <chart:categories table:cell-range-address="'bgtraffic on dan off'.B4:'bgtraffic on dan off'.B4 'bgtraffic on dan off'.I4:'bgtraffic on dan off'.I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gtraffic on dan off'.B5:'bgtraffic on dan off'.B5 'bgtraffic on dan off'.I5:'bgtraffic on dan off'.I5" loext:label-string="g_711_bgtf_on_dan_off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711_bgtf_on_dan_off</text:p>
              </table:table-cell>
            </table:table-row>
          </table:table-header-rows>
          <table:table-rows>
            <table:table-row>
              <table:table-cell office:value-type="string">
                <text:p>AOMDV g711 bgtf on</text:p>
                <draw:g>
                  <svg:desc>'bgtraffic on dan off'.B4:'bgtraffic on dan off'.B4 'bgtraffic on dan off'.I4:'bgtraffic on dan off'.I4</svg:desc>
                </draw:g>
              </table:table-cell>
              <table:table-cell office:value-type="float" office:value="3.86207427903414">
                <text:p>3.86207427903414</text:p>
                <draw:g>
                  <svg:desc>'bgtraffic on dan off'.B5:'bgtraffic on dan off'.B5 'bgtraffic on dan off'.I5:'bgtraffic on dan off'.I5</svg:desc>
                </draw:g>
              </table:table-cell>
            </table:table-row>
            <table:table-row>
              <table:table-cell office:value-type="string">
                <text:p>AOMDV g711 bgtf off</text:p>
              </table:table-cell>
              <table:table-cell office:value-type="float" office:value="3.98987929603377">
                <text:p>3.98987929603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'perbandingan antar codec bgtraffiic on'.G27:'perbandingan antar codec bgtraffiic on'.H28" chart:data-source-has-labels="row" svg:x="0.32cm" svg:y="0.18cm" svg:width="13.467cm" svg:height="8.64cm">
          <chartooo:coordinate-region svg:x="1.232cm" svg:y="0.379cm" svg:width="12.555cm" svg:height="7.794cm"/>
          <chart:axis chart:dimension="x" chart:name="primary-x" chart:style-name="ch4" chartooo:axis-type="auto">
            <chartooo:date-scale/>
            <chart:categories table:cell-range-address="'perbandingan antar codec bgtraffiic on'.G27:'perbandingan antar codec bgtraffiic on'.H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erbandingan antar codec bgtraffiic on'.G28:'perbandingan antar codec bgtraffiic on'.H28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_AOMDV g711 bgtf on</text:p>
                <draw:g>
                  <svg:desc>'perbandingan antar codec bgtraffiic on'.G27:'perbandingan antar codec bgtraffiic on'.H27</svg:desc>
                </draw:g>
              </table:table-cell>
              <table:table-cell office:value-type="string">
                <text:p>PA_AOMDV g723.1 bgtf on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3.75678044611497">
                <text:p>3.75678044611497</text:p>
                <draw:g>
                  <svg:desc>'perbandingan antar codec bgtraffiic on'.G28:'perbandingan antar codec bgtraffiic on'.H28</svg:desc>
                </draw:g>
              </table:table-cell>
              <table:table-cell office:value-type="float" office:value="3.88622453190239">
                <text:p>3.886224531902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'perbandingan antar codec bgtraffic off'.G4:'perbandingan antar codec bgtraffic off'.H5" chart:data-source-has-labels="row" svg:x="0.32cm" svg:y="0.18cm" svg:width="13.652cm" svg:height="8.64cm">
          <chartooo:coordinate-region svg:x="1.232cm" svg:y="0.379cm" svg:width="12.74cm" svg:height="7.794cm"/>
          <chart:axis chart:dimension="x" chart:name="primary-x" chart:style-name="ch4" chartooo:axis-type="auto">
            <chartooo:date-scale/>
            <chart:categories table:cell-range-address="'perbandingan antar codec bgtraffic off'.G4:'perbandingan antar codec bgtraffic off'.H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erbandingan antar codec bgtraffic off'.G5:'perbandingan antar codec bgtraffic off'.H5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MDV g711 bgtf off</text:p>
                <draw:g>
                  <svg:desc>'perbandingan antar codec bgtraffic off'.G4:'perbandingan antar codec bgtraffic off'.H4</svg:desc>
                </draw:g>
              </table:table-cell>
              <table:table-cell office:value-type="string">
                <text:p>AOMDV g723,1 bgtf off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.98987929603377">
                <text:p>3.98987929603377</text:p>
                <draw:g>
                  <svg:desc>'perbandingan antar codec bgtraffic off'.G5:'perbandingan antar codec bgtraffic off'.H5</svg:desc>
                </draw:g>
              </table:table-cell>
              <table:table-cell office:value-type="float" office:value="3.82359461060484">
                <text:p>3.8235946106048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'perbandingan antar codec bgtraffic off'.G31:'perbandingan antar codec bgtraffic off'.H32" chart:data-source-has-labels="row" svg:x="0.32cm" svg:y="0.18cm" svg:width="13.467cm" svg:height="8.64cm">
          <chartooo:coordinate-region svg:x="1.418cm" svg:y="0.379cm" svg:width="12.369cm" svg:height="7.794cm"/>
          <chart:axis chart:dimension="x" chart:name="primary-x" chart:style-name="ch4" chartooo:axis-type="auto">
            <chartooo:date-scale/>
            <chart:categories table:cell-range-address="'perbandingan antar codec bgtraffic off'.G31:'perbandingan antar codec bgtraffic off'.H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erbandingan antar codec bgtraffic off'.G32:'perbandingan antar codec bgtraffic off'.H32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_AOMDV g711 bgtf off</text:p>
                <draw:g>
                  <svg:desc>'perbandingan antar codec bgtraffic off'.G31:'perbandingan antar codec bgtraffic off'.H31</svg:desc>
                </draw:g>
              </table:table-cell>
              <table:table-cell office:value-type="string">
                <text:p>PA_AOMDV g723.1 bgtf off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3.90617650823523">
                <text:p>3.90617650823523</text:p>
                <draw:g>
                  <svg:desc>'perbandingan antar codec bgtraffic off'.G32:'perbandingan antar codec bgtraffic off'.H32</svg:desc>
                </draw:g>
              </table:table-cell>
              <table:table-cell office:value-type="float" office:value="3.88729914177716">
                <text:p>3.887299141777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1cm" xlink:href=".." xlink:type="simple" chart:class="chart:bar" chart:style-name="ch1">
        <chart:legend chart:legend-position="end" svg:x="11.564cm" svg:y="4.191cm" style:legend-expansion="high" chart:style-name="ch2"/>
        <chart:plot-area chart:style-name="ch3" table:cell-range-address="'bgtraffic on dan off'.C4:'bgtraffic on dan off'.C5 'bgtraffic on dan off'.J4:'bgtraffic on dan off'.J5" chart:data-source-has-labels="both" svg:x="0.319cm" svg:y="0.179cm" svg:width="10.926cm" svg:height="8.623cm">
          <chartooo:coordinate-region svg:x="1.231cm" svg:y="0.378cm" svg:width="10.014cm" svg:height="7.777cm"/>
          <chart:axis chart:dimension="x" chart:name="primary-x" chart:style-name="ch4" chartooo:axis-type="auto">
            <chartooo:date-scale/>
            <chart:categories table:cell-range-address="'bgtraffic on dan off'.C4:'bgtraffic on dan off'.C4 'bgtraffic on dan off'.J4:'bgtraffic on dan off'.J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gtraffic on dan off'.C5:'bgtraffic on dan off'.C5 'bgtraffic on dan off'.J5:'bgtraffic on dan off'.J5" loext:label-string="g_711_bgtff_on_dan_off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711_bgtff_on_dan_off</text:p>
              </table:table-cell>
            </table:table-row>
          </table:table-header-rows>
          <table:table-rows>
            <table:table-row>
              <table:table-cell office:value-type="string">
                <text:p>PA_AOMDV g711 bgtf on</text:p>
                <draw:g>
                  <svg:desc>'bgtraffic on dan off'.C4:'bgtraffic on dan off'.C4 'bgtraffic on dan off'.J4:'bgtraffic on dan off'.J4</svg:desc>
                </draw:g>
              </table:table-cell>
              <table:table-cell office:value-type="float" office:value="3.75678044611497">
                <text:p>3.75678044611497</text:p>
                <draw:g>
                  <svg:desc>'bgtraffic on dan off'.C5:'bgtraffic on dan off'.C5 'bgtraffic on dan off'.J5:'bgtraffic on dan off'.J5</svg:desc>
                </draw:g>
              </table:table-cell>
            </table:table-row>
            <table:table-row>
              <table:table-cell office:value-type="string">
                <text:p>PA_AOMDV g711 bgtf off</text:p>
              </table:table-cell>
              <table:table-cell office:value-type="float" office:value="3.90617650823523">
                <text:p>3.90617650823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4cm" svg:height="9.007cm" xlink:href=".." xlink:type="simple" chart:class="chart:bar" chart:style-name="ch1">
        <chart:legend chart:legend-position="end" svg:x="11.327cm" svg:y="4.204cm" style:legend-expansion="high" chart:style-name="ch2"/>
        <chart:plot-area chart:style-name="ch3" table:cell-range-address="'bgtraffic on dan off'.B11:'bgtraffic on dan off'.B12 'bgtraffic on dan off'.I11:'bgtraffic on dan off'.I12" chart:data-source-has-labels="both" svg:x="0.32cm" svg:y="0.18cm" svg:width="10.687cm" svg:height="8.647cm">
          <chartooo:coordinate-region svg:x="1.232cm" svg:y="0.38cm" svg:width="9.775cm" svg:height="7.8cm"/>
          <chart:axis chart:dimension="x" chart:name="primary-x" chart:style-name="ch4" chartooo:axis-type="auto">
            <chartooo:date-scale/>
            <chart:categories table:cell-range-address="'bgtraffic on dan off'.B11:'bgtraffic on dan off'.B11 'bgtraffic on dan off'.I11:'bgtraffic on dan off'.I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gtraffic on dan off'.B12:'bgtraffic on dan off'.B12 'bgtraffic on dan off'.I12:'bgtraffic on dan off'.I12" loext:label-string="g_723_1_bgtf_on_dan_off" chart:class="chart:bar">
            <chart:data-point chart:repeated="2"/>
            <loext:propertry-mapping loext:property="BorderColor" loext:cell-range-address="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723_1_bgtf_on_dan_off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OMDV g723,1 bgtf on</text:p>
                <draw:g>
                  <svg:desc>'bgtraffic on dan off'.B11:'bgtraffic on dan off'.B11 'bgtraffic on dan off'.I11:'bgtraffic on dan off'.I11</svg:desc>
                </draw:g>
              </table:table-cell>
              <table:table-cell office:value-type="float" office:value="3.92097328766745">
                <text:p>3.92097328766745</text:p>
                <draw:g>
                  <svg:desc>'bgtraffic on dan off'.B12:'bgtraffic on dan off'.B12 'bgtraffic on dan off'.I12:'bgtraffic on dan off'.I12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OMDV g723,1 bgtf off</text:p>
              </table:table-cell>
              <table:table-cell office:value-type="float" office:value="3.82359461060484">
                <text:p>3.823594610604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83cm" svg:height="9.447cm" xlink:href=".." xlink:type="simple" chart:class="chart:bar" chart:style-name="ch1">
        <chart:legend chart:legend-position="end" svg:x="10.886cm" svg:y="4.424cm" style:legend-expansion="high" chart:style-name="ch2"/>
        <chart:plot-area chart:style-name="ch3" table:cell-range-address="'bgtraffic on dan off'.C11:'bgtraffic on dan off'.C12 'bgtraffic on dan off'.J11:'bgtraffic on dan off'.J12" chart:data-source-has-labels="both" svg:x="0.311cm" svg:y="0.188cm" svg:width="10.264cm" svg:height="9.071cm">
          <chartooo:coordinate-region svg:x="1.594cm" svg:y="0.188cm" svg:width="8.981cm" svg:height="5.33cm"/>
          <chart:axis chart:dimension="x" chart:name="primary-x" chart:style-name="ch4" chartooo:axis-type="auto">
            <chartooo:date-scale/>
            <chart:categories table:cell-range-address="'bgtraffic on dan off'.C11:'bgtraffic on dan off'.C11 'bgtraffic on dan off'.J11:'bgtraffic on dan off'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gtraffic on dan off'.C12:'bgtraffic on dan off'.C12 'bgtraffic on dan off'.J12:'bgtraffic on dan off'.J12" loext:label-string="g_723_1_bgtf_on_dan_off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723_1_bgtf_on_dan_off</text:p>
              </table:table-cell>
            </table:table-row>
          </table:table-header-rows>
          <table:table-rows>
            <table:table-row>
              <table:table-cell office:value-type="string">
                <text:p>PA_AOMDV g723.1 bgtf on</text:p>
                <draw:g>
                  <svg:desc>'bgtraffic on dan off'.C11:'bgtraffic on dan off'.C11 'bgtraffic on dan off'.J11:'bgtraffic on dan off'.J11</svg:desc>
                </draw:g>
              </table:table-cell>
              <table:table-cell office:value-type="float" office:value="3.88622453190239">
                <text:p>3.88622453190239</text:p>
                <draw:g>
                  <svg:desc>'bgtraffic on dan off'.C12:'bgtraffic on dan off'.C12 'bgtraffic on dan off'.J12:'bgtraffic on dan off'.J12</svg:desc>
                </draw:g>
              </table:table-cell>
            </table:table-row>
            <table:table-row>
              <table:table-cell office:value-type="string">
                <text:p>PA_AOMDV g723.1 bgtf off</text:p>
              </table:table-cell>
              <table:table-cell office:value-type="float" office:value="3.88729914177716">
                <text:p>3.887299141777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64cm" svg:y="4.201cm" style:legend-expansion="high" chart:style-name="ch2"/>
        <chart:plot-area chart:style-name="ch3" table:cell-range-address="'perbandingan antar protokol bgtraffic on'.B4:'perbandingan antar protokol bgtraffic on'.C5" chart:data-source-has-labels="both" svg:x="0.32cm" svg:y="0.18cm" svg:width="11.324cm" svg:height="8.64cm">
          <chartooo:coordinate-region svg:x="1.232cm" svg:y="0.38cm" svg:width="10.412cm" svg:height="7.794cm"/>
          <chart:axis chart:dimension="x" chart:name="primary-x" chart:style-name="ch4" chartooo:axis-type="auto">
            <chartooo:date-scale/>
            <chart:categories table:cell-range-address="'perbandingan antar protokol bgtraffic on'.B4:'perbandingan antar protokol bgtraffic on'.C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erbandingan antar protokol bgtraffic on'.B5:'perbandingan antar protokol bgtraffic on'.C5" loext:label-string="bgtraffic_on_25_node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gtraffic_on_25_node</text:p>
              </table:table-cell>
            </table:table-row>
          </table:table-header-rows>
          <table:table-rows>
            <table:table-row>
              <table:table-cell office:value-type="string">
                <text:p>AOMDV g711 bgtf on</text:p>
                <draw:g>
                  <svg:desc>'perbandingan antar protokol bgtraffic on'.B4:'perbandingan antar protokol bgtraffic on'.C4</svg:desc>
                </draw:g>
              </table:table-cell>
              <table:table-cell office:value-type="float" office:value="3.86207427903414">
                <text:p>3.86207427903414</text:p>
                <draw:g>
                  <svg:desc>'perbandingan antar protokol bgtraffic on'.B5:'perbandingan antar protokol bgtraffic on'.C5</svg:desc>
                </draw:g>
              </table:table-cell>
            </table:table-row>
            <table:table-row>
              <table:table-cell office:value-type="string">
                <text:p>PA_AOMDV g711 bgtf on</text:p>
              </table:table-cell>
              <table:table-cell office:value-type="float" office:value="3.75678044611497">
                <text:p>3.756780446114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chart:class="chart:bar" chart:style-name="ch1">
        <chart:legend chart:legend-position="end" svg:x="11.952cm" svg:y="4.198cm" style:legend-expansion="high" chart:style-name="ch2"/>
        <chart:plot-area chart:style-name="ch3" table:cell-range-address="'perbandingan antar protokol bgtraffic on'.B11:'perbandingan antar protokol bgtraffic on'.C12" chart:data-source-has-labels="both" svg:x="0.319cm" svg:y="0.179cm" svg:width="11.314cm" svg:height="8.636cm">
          <chartooo:coordinate-region svg:x="1.231cm" svg:y="0.378cm" svg:width="10.402cm" svg:height="7.79cm"/>
          <chart:axis chart:dimension="x" chart:name="primary-x" chart:style-name="ch4" chartooo:axis-type="auto">
            <chartooo:date-scale/>
            <chart:categories table:cell-range-address="'perbandingan antar protokol bgtraffic on'.B11:'perbandingan antar protokol bgtraffic on'.C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erbandingan antar protokol bgtraffic on'.B12:'perbandingan antar protokol bgtraffic on'.C12" loext:label-string="bgtraffic_on_25_node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gtraffic_on_25_node</text:p>
              </table:table-cell>
            </table:table-row>
          </table:table-header-rows>
          <table:table-rows>
            <table:table-row>
              <table:table-cell office:value-type="string">
                <text:p>AOMDV g723,1 bgtf on</text:p>
                <draw:g>
                  <svg:desc>'perbandingan antar protokol bgtraffic on'.B11:'perbandingan antar protokol bgtraffic on'.C11</svg:desc>
                </draw:g>
              </table:table-cell>
              <table:table-cell office:value-type="float" office:value="3.92097328766745">
                <text:p>3.92097328766745</text:p>
                <draw:g>
                  <svg:desc>'perbandingan antar protokol bgtraffic on'.B12:'perbandingan antar protokol bgtraffic on'.C12</svg:desc>
                </draw:g>
              </table:table-cell>
            </table:table-row>
            <table:table-row>
              <table:table-cell office:value-type="string">
                <text:p>PA_AOMDV g723.1 bgtf on</text:p>
              </table:table-cell>
              <table:table-cell office:value-type="float" office:value="3.88622453190239">
                <text:p>3.886224531902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8.995cm" xlink:href=".." xlink:type="simple" chart:class="chart:bar" chart:style-name="ch1">
        <chart:legend chart:legend-position="end" svg:x="11.926cm" svg:y="4.198cm" style:legend-expansion="high" chart:style-name="ch2"/>
        <chart:plot-area chart:style-name="ch3" table:cell-range-address="'perbandingan antar protokol bgtraffic off'.B4:'perbandingan antar protokol bgtraffic off'.C5" chart:data-source-has-labels="both" svg:x="0.319cm" svg:y="0.179cm" svg:width="11.288cm" svg:height="8.637cm">
          <chartooo:coordinate-region svg:x="1.231cm" svg:y="0.378cm" svg:width="10.376cm" svg:height="7.791cm"/>
          <chart:axis chart:dimension="x" chart:name="primary-x" chart:style-name="ch4" chartooo:axis-type="auto">
            <chartooo:date-scale/>
            <chart:categories table:cell-range-address="'perbandingan antar protokol bgtraffic off'.B4:'perbandingan antar protokol bgtraffic off'.C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erbandingan antar protokol bgtraffic off'.B5:'perbandingan antar protokol bgtraffic off'.C5" loext:label-string="bgtraffic_off_node_25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gtraffic_off_node_25</text:p>
              </table:table-cell>
            </table:table-row>
          </table:table-header-rows>
          <table:table-rows>
            <table:table-row>
              <table:table-cell office:value-type="string">
                <text:p>AOMDV g711 bgtf off</text:p>
                <draw:g>
                  <svg:desc>'perbandingan antar protokol bgtraffic off'.B4:'perbandingan antar protokol bgtraffic off'.C4</svg:desc>
                </draw:g>
              </table:table-cell>
              <table:table-cell office:value-type="float" office:value="3.98987929603377">
                <text:p>3.98987929603377</text:p>
                <draw:g>
                  <svg:desc>'perbandingan antar protokol bgtraffic off'.B5:'perbandingan antar protokol bgtraffic off'.C5</svg:desc>
                </draw:g>
              </table:table-cell>
            </table:table-row>
            <table:table-row>
              <table:table-cell office:value-type="string">
                <text:p>PA_AOMDV g711 bgtf off</text:p>
              </table:table-cell>
              <table:table-cell office:value-type="float" office:value="3.90617650823523">
                <text:p>3.9061765082352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bar" chart:style-name="ch1">
        <chart:legend chart:legend-position="end" svg:x="11.925cm" svg:y="4.198cm" style:legend-expansion="high" chart:style-name="ch2"/>
        <chart:plot-area chart:style-name="ch3" table:cell-range-address="'perbandingan antar protokol bgtraffic off'.B11:'perbandingan antar protokol bgtraffic off'.C12" chart:data-source-has-labels="both" svg:x="0.319cm" svg:y="0.179cm" svg:width="11.287cm" svg:height="8.636cm">
          <chartooo:coordinate-region svg:x="1.231cm" svg:y="0.379cm" svg:width="10.375cm" svg:height="7.789cm"/>
          <chart:axis chart:dimension="x" chart:name="primary-x" chart:style-name="ch4" chartooo:axis-type="auto">
            <chartooo:date-scale/>
            <chart:categories table:cell-range-address="'perbandingan antar protokol bgtraffic off'.B11:'perbandingan antar protokol bgtraffic off'.C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erbandingan antar protokol bgtraffic off'.B12:'perbandingan antar protokol bgtraffic off'.C12" loext:label-string="bgtraffic_off_node_25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gtraffic_off_node_25</text:p>
              </table:table-cell>
            </table:table-row>
          </table:table-header-rows>
          <table:table-rows>
            <table:table-row>
              <table:table-cell office:value-type="string">
                <text:p>AOMDV g723,1 bgtf off</text:p>
                <draw:g>
                  <svg:desc>'perbandingan antar protokol bgtraffic off'.B11:'perbandingan antar protokol bgtraffic off'.C11</svg:desc>
                </draw:g>
              </table:table-cell>
              <table:table-cell office:value-type="float" office:value="3.82359461060484">
                <text:p>3.82359461060484</text:p>
                <draw:g>
                  <svg:desc>'perbandingan antar protokol bgtraffic off'.B12:'perbandingan antar protokol bgtraffic off'.C12</svg:desc>
                </draw:g>
              </table:table-cell>
            </table:table-row>
            <table:table-row>
              <table:table-cell office:value-type="string">
                <text:p>PA_AOMDV g723.1 bgtf off</text:p>
              </table:table-cell>
              <table:table-cell office:value-type="float" office:value="3.88729914177716">
                <text:p>3.887299141777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'perbandingan antar codec bgtraffiic on'.G4:'perbandingan antar codec bgtraffiic on'.H5" chart:data-source-has-labels="row" svg:x="0.32cm" svg:y="0.18cm" svg:width="13.652cm" svg:height="8.64cm">
          <chartooo:coordinate-region svg:x="1.232cm" svg:y="0.38cm" svg:width="12.74cm" svg:height="7.793cm"/>
          <chart:axis chart:dimension="x" chart:name="primary-x" chart:style-name="ch4" chartooo:axis-type="auto">
            <chartooo:date-scale/>
            <chart:categories table:cell-range-address="'perbandingan antar codec bgtraffiic on'.G4:'perbandingan antar codec bgtraffiic on'.H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erbandingan antar codec bgtraffiic on'.G5:'perbandingan antar codec bgtraffiic on'.H5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MDV g711 bgtf on</text:p>
                <draw:g>
                  <svg:desc>'perbandingan antar codec bgtraffiic on'.G4:'perbandingan antar codec bgtraffiic on'.H4</svg:desc>
                </draw:g>
              </table:table-cell>
              <table:table-cell office:value-type="string">
                <text:p>AOMDV g723,1 bgtf on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.86207427903414">
                <text:p>3.86207427903414</text:p>
                <draw:g>
                  <svg:desc>'perbandingan antar codec bgtraffiic on'.G5:'perbandingan antar codec bgtraffiic on'.H5</svg:desc>
                </draw:g>
              </table:table-cell>
              <table:table-cell office:value-type="float" office:value="3.92097328766745">
                <text:p>3.920973287667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